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088a64" officeooo:paragraph-rsid="00088a64"/>
    </style:style>
    <style:style style:name="P3" style:family="paragraph" style:parent-style-name="Standard">
      <style:text-properties fo:language="en" fo:country="US" officeooo:rsid="00088a64" officeooo:paragraph-rsid="00088a64"/>
    </style:style>
    <style:style style:name="P4" style:family="paragraph" style:parent-style-name="Standard">
      <style:text-properties fo:language="ru" fo:country="RU" officeooo:rsid="000b77cc" officeooo:paragraph-rsid="000b77cc"/>
    </style:style>
    <style:style style:name="P5" style:family="paragraph" style:parent-style-name="Standard">
      <style:text-properties fo:language="ru" fo:country="RU" officeooo:rsid="000bff92" officeooo:paragraph-rsid="000bff92"/>
    </style:style>
    <style:style style:name="P6" style:family="paragraph" style:parent-style-name="Standard">
      <style:text-properties officeooo:paragraph-rsid="00088a64"/>
    </style:style>
    <style:style style:name="P7" style:family="paragraph" style:parent-style-name="Standard">
      <style:text-properties officeooo:paragraph-rsid="000b77cc"/>
    </style:style>
    <style:style style:name="P8" style:family="paragraph" style:parent-style-name="Standard">
      <style:text-properties fo:language="en" fo:country="US" fo:font-weight="bold" officeooo:rsid="000b77cc" officeooo:paragraph-rsid="000bff92" style:font-weight-asian="bold" style:font-weight-complex="bold"/>
    </style:style>
    <style:style style:name="P9" style:family="paragraph" style:parent-style-name="Standard">
      <style:text-properties fo:font-weight="bold" officeooo:paragraph-rsid="000b77cc" style:font-weight-asian="bold" style:font-weight-complex="bold"/>
    </style:style>
    <style:style style:name="P10" style:family="paragraph" style:parent-style-name="Standard">
      <style:text-properties fo:font-weight="bold" officeooo:rsid="000b77cc" officeooo:paragraph-rsid="000b77c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8a64"/>
    </style:style>
    <style:style style:name="T3" style:family="text">
      <style:text-properties fo:language="en" fo:country="US" officeooo:rsid="000ac4ed"/>
    </style:style>
    <style:style style:name="T4" style:family="text">
      <style:text-properties fo:language="en" fo:country="US" officeooo:rsid="000b77cc"/>
    </style:style>
    <style:style style:name="T5" style:family="text">
      <style:text-properties fo:language="en" fo:country="US" officeooo:rsid="000bff92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0b77c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a48aa"/>
    </style:style>
    <style:style style:name="T10" style:family="text">
      <style:text-properties fo:language="ru" fo:country="RU" officeooo:rsid="00088a64"/>
    </style:style>
    <style:style style:name="T11" style:family="text">
      <style:text-properties fo:language="ru" fo:country="RU" officeooo:rsid="0009b58c"/>
    </style:style>
    <style:style style:name="T12" style:family="text">
      <style:text-properties fo:language="ru" fo:country="RU" officeooo:rsid="000ac4ed"/>
    </style:style>
    <style:style style:name="T13" style:family="text">
      <style:text-properties fo:language="ru" fo:country="RU" officeooo:rsid="000b77cc"/>
    </style:style>
    <style:style style:name="T14" style:family="text">
      <style:text-properties officeooo:rsid="000b77cc"/>
    </style:style>
    <style:style style:name="T15" style:family="text">
      <style:text-properties officeooo:rsid="000bff9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80" loext:opacity="100%"/>
    </style:style>
    <style:style style:name="T18" style:family="text">
      <style:text-properties fo:color="#000080" loext:opacity="100%" fo:language="en" fo:country="US"/>
    </style:style>
    <style:style style:name="T19" style:family="text">
      <style:text-properties fo:color="#000080" loext:opacity="100%" fo:language="en" fo:country="US" officeooo:rsid="000b77cc"/>
    </style:style>
    <style:style style:name="T20" style:family="text">
      <style:text-properties fo:color="#000080" loext:opacity="100%" fo:language="ru" fo:country="RU"/>
    </style:style>
    <style:style style:name="T21" style:family="text">
      <style:text-properties fo:color="#000080" loext:opacity="100%" fo:language="ru" fo:country="RU" officeooo:rsid="00088a64"/>
    </style:style>
    <style:style style:name="T22" style:family="text">
      <style:text-properties fo:color="#000080" loext:opacity="100%" fo:language="ru" fo:country="RU" officeooo:rsid="000b77cc"/>
    </style:style>
    <style:style style:name="T23" style:family="text">
      <style:text-properties fo:color="#000080" loext:opacity="100%" officeooo:rsid="000bf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исание вводных</text:p>
      <text:p text:style-name="P7"><text:span text:style-name="T10">Исходя из формулировки задания база данных уже существует. Поскольку база данных состоит из таблиц, то категории «продукт» и «категория» вне всякого сомнения — столбцы. </text:span><text:span text:style-name="T11">Скорее всего, речь идёт о двух «зеркальных» таблицах. </text:span><text:span text:style-name="T9">Названия таблиц и столбцов не уточняются. Формулировка задания заставляет подумать, и в конечном счёте, скорее всего, указывает на задачу «Найти товар без присвоенной категории». Вероятно, по условию задачи предполагается что затем будет осуществляться фильтрация товаров, у которых есть «Пустые» категории, но дальнейшие рассуждения не входят в задачу. </text:span><text:span text:style-name="T12">Названия столбцов не уточняются, что ставит в ситуацию, когда их нужно придумать(напомню — из условий задачи следует что база данных </text:span><text:span text:style-name="T3">SQL “</text:span><text:span text:style-name="T12">есть</text:span><text:span text:style-name="T3">”, </text:span><text:span text:style-name="T12">и что в ней есть две таблицы. Соответственно, создавать их не нужно). Положим, название таблиц: </text:span><text:span text:style-name="T9"><text:s/></text:span><text:span text:style-name="T4">T_P</text:span><text:span text:style-name="T10">roducts </text:span><text:span text:style-name="T13">и </text:span><text:span text:style-name="T4">T_C</text:span><text:span text:style-name="T13">ategory, в каждой из которых есть столбцы </text:span><text:span text:style-name="T4">p</text:span><text:span text:style-name="T10">roducts </text:span><text:span text:style-name="T13">и </text:span><text:span text:style-name="T4">c</text:span><text:span text:style-name="T13">ategory.</text:span></text:p>
      <text:p text:style-name="P7"><text:span text:style-name="T13"/></text:p>
      <text:p text:style-name="P4">Тогда запрос будет выглядеть как<text:span text:style-name="T5">:</text:span></text:p>
      <text:p text:style-name="P4"><text:span text:style-name="T5"/></text:p>
      <text:p text:style-name="P9"><text:span text:style-name="T7">Select</text:span><text:span text:style-name="T4"> <text:s/></text:span><text:span text:style-name="T19">T_P</text:span><text:span text:style-name="T21">roducts.</text:span><text:span text:style-name="T19">p</text:span><text:span text:style-name="T21">roducts, </text:span><text:span text:style-name="T19">T_C</text:span><text:span text:style-name="T22">ategory.</text:span><text:span text:style-name="T19">category</text:span></text:p>
      <text:p text:style-name="P10"><text:span text:style-name="T6">From</text:span><text:span text:style-name="T1"> <text:s/></text:span><text:span text:style-name="T18">T_P</text:span><text:span text:style-name="T21">roducts </text:span></text:p>
      <text:p text:style-name="P9"><text:span text:style-name="T7">Left Join</text:span><text:span text:style-name="T4"> <text:s/></text:span><text:span text:style-name="T19">T_C</text:span><text:span text:style-name="T22">ategory</text:span></text:p>
      <text:p text:style-name="P8"><text:span text:style-name="T16">On</text:span> <text:s/><text:span text:style-name="T17">T_P</text:span><text:span text:style-name="T21">roducts.</text:span><text:span text:style-name="T17">p</text:span><text:span text:style-name="T21">roducts </text:span><text:span text:style-name="T23">= </text:span><text:span text:style-name="T17">T_C</text:span><text:span text:style-name="T20">ategory.</text:span><text:span text:style-name="T17">p</text:span><text:span text:style-name="T21">roducts</text:span><text:span text:style-name="T10"> </text:span></text:p>
      <text:p text:style-name="P8"><text:span text:style-name="T10"/></text:p>
      <text:p text:style-name="P5">При необходимости переменные можно менять.</text:p>
      <text:p text:style-name="P6"><text:span text:style-name="T1"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 LibreOffice_project/d7547858d014d4cf69878db179d326fc3483e082</meta:generator>
    <dc:date>2022-03-01T15:48:50.897000000</dc:date>
    <meta:editing-duration>PT11H45M6S</meta:editing-duration>
    <meta:editing-cycles>9</meta:editing-cycles>
    <meta:document-statistic meta:table-count="0" meta:image-count="0" meta:object-count="0" meta:page-count="1" meta:paragraph-count="8" meta:word-count="150" meta:character-count="1120" meta:non-whitespace-character-count="969"/>
  </office:meta>
</office:document-meta>
</file>